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officeooo:rsid="001f4ec0" officeooo:paragraph-rsid="001f4ec0"/>
    </style:style>
    <style:style style:name="P2" style:family="paragraph" style:parent-style-name="Text_20_body">
      <style:text-properties officeooo:rsid="001f4ec0" officeooo:paragraph-rsid="0020a7d7"/>
    </style:style>
    <style:style style:name="P3" style:family="paragraph" style:parent-style-name="Text_20_body">
      <style:text-properties officeooo:rsid="0020a7d7" officeooo:paragraph-rsid="0020a7d7"/>
    </style:style>
    <style:style style:name="P4" style:family="paragraph" style:parent-style-name="Text_20_body">
      <style:text-properties officeooo:rsid="0020e2bc" officeooo:paragraph-rsid="0020e2bc"/>
    </style:style>
    <style:style style:name="P5" style:family="paragraph" style:parent-style-name="Text_20_body">
      <style:text-properties officeooo:rsid="0022c6ed" officeooo:paragraph-rsid="00231370"/>
    </style:style>
    <style:style style:name="P6" style:family="paragraph" style:parent-style-name="Text_20_body">
      <style:text-properties officeooo:rsid="00231370" officeooo:paragraph-rsid="00231370"/>
    </style:style>
    <style:style style:name="P7" style:family="paragraph" style:parent-style-name="Text_20_body">
      <style:text-properties officeooo:rsid="0024b33b" officeooo:paragraph-rsid="0024b33b"/>
    </style:style>
    <style:style style:name="P8" style:family="paragraph" style:parent-style-name="Text_20_body">
      <style:text-properties officeooo:paragraph-rsid="0026303b"/>
    </style:style>
    <style:style style:name="P9" style:family="paragraph" style:parent-style-name="Text_20_body">
      <style:text-properties officeooo:rsid="0026a1c7" officeooo:paragraph-rsid="0026a1c7"/>
    </style:style>
    <style:style style:name="P10" style:family="paragraph" style:parent-style-name="Title">
      <style:text-properties officeooo:rsid="001f4ec0" officeooo:paragraph-rsid="001f4ec0"/>
    </style:style>
    <style:style style:name="P11" style:family="paragraph" style:parent-style-name="Subtitle">
      <style:text-properties officeooo:rsid="001f4ec0" officeooo:paragraph-rsid="001f4ec0"/>
    </style:style>
    <style:style style:name="P12" style:family="paragraph" style:parent-style-name="Footnote">
      <style:text-properties officeooo:rsid="00231370" officeooo:paragraph-rsid="00231370"/>
    </style:style>
    <style:style style:name="P13" style:family="paragraph" style:parent-style-name="Footnote">
      <style:text-properties officeooo:rsid="0026303b" officeooo:paragraph-rsid="0026303b"/>
    </style:style>
    <style:style style:name="P14" style:family="paragraph" style:parent-style-name="Footnote">
      <style:text-properties officeooo:rsid="0026a1c7" officeooo:paragraph-rsid="0026a1c7"/>
    </style:style>
    <style:style style:name="P15" style:family="paragraph" style:parent-style-name="Footnote">
      <style:text-properties officeooo:rsid="00298281" officeooo:paragraph-rsid="00298281"/>
    </style:style>
    <style:style style:name="P16" style:family="paragraph" style:parent-style-name="Text_20_body">
      <style:text-properties officeooo:rsid="0020a7d7" officeooo:paragraph-rsid="0020a7d7"/>
    </style:style>
    <style:style style:name="P17" style:family="paragraph" style:parent-style-name="Text_20_body">
      <style:text-properties officeooo:paragraph-rsid="0024b33b"/>
    </style:style>
    <style:style style:name="P18" style:family="paragraph" style:parent-style-name="Heading_20_3">
      <style:text-properties officeooo:rsid="0024b33b" officeooo:paragraph-rsid="0024b33b"/>
    </style:style>
    <style:style style:name="P19" style:family="paragraph" style:parent-style-name="Heading_20_1">
      <style:text-properties officeooo:rsid="001f4ec0" officeooo:paragraph-rsid="001f4ec0"/>
    </style:style>
    <style:style style:name="P20" style:family="paragraph" style:parent-style-name="Heading_20_1">
      <style:text-properties officeooo:rsid="0026a1c7" officeooo:paragraph-rsid="0026a1c7"/>
    </style:style>
    <style:style style:name="P21" style:family="paragraph" style:parent-style-name="Heading_20_1">
      <style:paragraph-properties fo:break-before="page"/>
      <style:text-properties officeooo:rsid="00231370" officeooo:paragraph-rsid="00231370"/>
    </style:style>
    <style:style style:name="P22" style:family="paragraph" style:parent-style-name="Footnote">
      <style:text-properties officeooo:rsid="002bdc8c" officeooo:paragraph-rsid="002bdc8c"/>
    </style:style>
    <style:style style:name="T1" style:family="text">
      <style:text-properties officeooo:rsid="0020a7d7"/>
    </style:style>
    <style:style style:name="T2" style:family="text">
      <style:text-properties officeooo:rsid="0022c6ed"/>
    </style:style>
    <style:style style:name="T3" style:family="text">
      <style:text-properties officeooo:rsid="00231370"/>
    </style:style>
    <style:style style:name="T4" style:family="text">
      <style:text-properties officeooo:rsid="0024b33b"/>
    </style:style>
    <style:style style:name="T5" style:family="text">
      <style:text-properties officeooo:rsid="0026a1c7"/>
    </style:style>
    <style:style style:name="T6" style:family="text">
      <style:text-properties officeooo:rsid="002bdc8c"/>
    </style:style>
    <style:style style:name="T7" style:family="text">
      <style:text-properties officeooo:rsid="002d5241"/>
    </style:style>
    <style:style style:name="T8" style:family="text">
      <style:text-properties officeooo:rsid="002e3036"/>
    </style:style>
    <style:style style:name="T9" style:family="text">
      <style:text-properties officeooo:rsid="002ffe26"/>
    </style:style>
    <style:style style:name="T10" style:family="text">
      <style:text-properties officeooo:rsid="0030f7ec"/>
    </style:style>
    <style:style style:name="T11" style:family="text">
      <style:text-properties officeooo:rsid="0032f0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eadme Asteroid</text:p>
      <text:p text:style-name="P11">Computergrafik Hausarbeit </text:p>
      <text:p text:style-name="P11">von </text:p>
      <text:p text:style-name="P11">Raphael Grewe und Lukas Hannigbrinck</text:p>
      <text:p text:style-name="P1"/>
      <text:h text:style-name="P19" text:outline-level="1">Bedienungsanleitung</text:h>
      <text:p text:style-name="P3">Das Spiel liegt für Arch Linux vorkompiliert bei. Sollte es auf eine<text:span text:style-name="T6">r</text:span> anderen <text:span text:style-name="T6">Linux</text:span> <text:span text:style-name="T6">Distribution</text:span> gestartet werden muss es mit <text:span text:style-name="T7">H</text:span>ilfe des makefiles erneut Kompiliert werden<text:note text:id="ftn0" text:note-class="footnote"><text:note-citation>1</text:note-citation><text:note-body><text:p text:style-name="P22">Es war uns nicht möglich für Mac und windows zu testen</text:p></text:note-body></text:note>. <text:span text:style-name="T5">Die aktuellste Version kann auch aus unserem GitHub Repositorty</text:span><text:span text:style-name="T5"><text:note text:id="ftn1" text:note-class="footnote"><text:note-citation>2</text:note-citation><text:note-body><text:p text:style-name="P14">https://github.com/SStalker/Asteroids/</text:p></text:note-body></text:note></text:span><text:span text:style-name="T5"> heruntergeladen werden.</text:span></text:p>
      <text:p text:style-name="P2">Ist das Projekt für ihr <text:span text:style-name="T1">B</text:span>etriebsystem Kompiliert<text:note text:id="ftn2" text:note-class="footnote"><text:note-citation>3</text:note-citation><text:note-body><text:p text:style-name="P15">Nur unter Linux getestet</text:p></text:note-body></text:note>, und <text:span text:style-name="T1">die Assets, Fonts und Bibliotheken</text:span> im Ordnern <text:span text:style-name="T1">enthalten, kann das spiel durch einen Doppelklick oder über die Konsole gestartet werden. </text:span></text:p>
      <text:p text:style-name="P3">Nach dem Starten des Spiels, befindet man sich direkt im geschehen und kann die Asteroiden beschießen <text:span text:style-name="T7">und ein</text:span> Druck auf die ESC-Taste beendet das <text:span text:style-name="T9">S</text:span>piel.</text:p>
      <text:p text:style-name="P4">Es gibt weder Parameter zum konfigurieren, noch ein Menü oder dergleichen.</text:p>
      <text:p text:style-name="P4"/>
      <text:h text:style-name="Heading_20_1" text:outline-level="1">Fremde Quellen</text:h>
      <text:p text:style-name="P5">Fremde Ideen sind im Quellcode gekennzeichnet. <text:span text:style-name="T7">Dazu zählen einzelne Zeilen der Skybox-Klasse sowie die drawCrosshair()-Methode der Main-Klasse.</text:span></text:p>
      <text:p text:style-name="P8"><text:span text:style-name="T2">Des weiteren wird in diesem Projekt die 64bit Soundbibliothek irrKlang</text:span><text:span text:style-name="T2"><text:note text:id="ftn3" text:note-class="footnote"><text:note-citation>4</text:note-citation><text:note-body><text:p text:style-name="P12">http://www.ambiera.com/irrklang/</text:p></text:note-body></text:note></text:span><text:span text:style-name="T2"> verwendet, diese ist für nicht kommerzielle Nutzung frei verfügbar. Sowie die </text:span>libdrawtext<text:span text:style-name="T3"><text:note text:id="ftn4" text:note-class="footnote"><text:note-citation>5</text:note-citation><text:note-body><text:p text:style-name="P13">http://nuclear.mutantstargoat.com/sw/libdrawtext/</text:p></text:note-body></text:note></text:span><text:span text:style-name="T3"> Bibliothek zum Anzeigen von Schriften und Texten.</text:span></text:p>
      <text:p text:style-name="P6">Weiter sind sämtliche Modelle (Asteroiden, Erde und Raumschiff) und auch die Texturen für die Skybox aus dem Internet heruntergeladen. Sie sind ebenfalls alle frei verfügbar für nicht kommerzielle Nutzung.</text:p>
      <text:h text:style-name="P21" text:outline-level="1">Besonderer Fokus</text:h>
      <text:h text:style-name="P18" text:outline-level="3">Skybox</text:h>
      <text:p text:style-name="P6">Ein besonderes Augenmerk sollte auf der Skybox liegen, diese wird mithilfe von Arrays gerendert und bekommt ihre <text:span text:style-name="T10">T</text:span>extur von einem Shader. Das Interessante an der Skybox ist, dass man sich nicht aus ihr herraus bewegen kann und sie dadurch den Eindruck eines unendlichen Universums vermittelt. Da sie sich durch geschickten <text:span text:style-name="T10">E</text:span>insatz der ProjektionsMatrix immer mitbewegt und dank der VieMatrix passend rotiert. <text:span text:style-name="T4">Allerdings ist hier zusätzlich zu sagen, das dafür Ideen aus dem Internet umgesetzt und angepasst wurden. Der Link zur Quelle ist im Quelltext zu finden.</text:span></text:p>
      <text:h text:style-name="P18" text:outline-level="3">Aufbau der Spielobjekte</text:h>
      <text:p text:style-name="P17"><text:span text:style-name="T4">Der Aufbau der Spielobjekte wie Asteroiden und Raumschiffe ist über vererbung gelöst. Die Model-Klasse aus dem Praktikum wurde mit Hilfe der Gameobject-Klasse um diverse Funktionen und Werte erweitert. Aus dieser Klasse leiten sich dann wiederum die einzelnen Spielobjekte ab.</text:span></text:p>
      <text:h text:style-name="P20" text:outline-level="1">Weitere Anmerkungen</text:h>
      <text:p text:style-name="P9">Leider wird in diesem Kurs auf alte Software (OpenGL und glut) aufgebaut, so das viele Funktionen schon dem deprecated Status haben, <text:span text:style-name="T11">dies führte teilweise zu problemen.</text:sp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5T00:53:13.248682666</meta:creation-date>
    <dc:date>2016-09-05T04:10:23.108743759</dc:date>
    <meta:editing-duration>PT29M23S</meta:editing-duration>
    <meta:editing-cycles>11</meta:editing-cycles>
    <meta:generator>LibreOffice/5.1.5.2$Linux_X86_64 LibreOffice_project/10m0$Build-2</meta:generator>
    <meta:document-statistic meta:table-count="0" meta:image-count="0" meta:object-count="0" meta:page-count="2" meta:paragraph-count="25" meta:word-count="366" meta:character-count="2619" meta:non-whitespace-character-count="2275"/>
  </office:meta>
</office:document-meta>
</file>